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HilarioMarques/Estrutura-de-Dados/tree/main/Aula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8T19:57:56.227034915</meta:creation-date>
    <dc:date>2025-08-18T19:58:20.055272432</dc:date>
    <meta:editing-duration>PT24S</meta:editing-duration>
    <meta:editing-cycles>1</meta:editing-cycles>
    <meta:document-statistic meta:table-count="0" meta:image-count="0" meta:object-count="0" meta:page-count="1" meta:paragraph-count="1" meta:word-count="1" meta:character-count="68" meta:non-whitespace-character-count="68"/>
    <meta:generator>LibreOffice/6.4.7.2$Linux_X86_64 LibreOffice_project/40$Build-2</meta:generator>
  </office:meta>
</office:document-meta>
</file>